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ff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ff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ff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f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ce1"/>
        <table:table-column table:style-name="co1" table:number-columns-repeated="245" table:default-cell-style-name="Default"/>
        <table:table-row table:style-name="ro1">
          <table:table-cell office:value-type="string">
            <text:p>ali</text:p>
          </table:table-cell>
          <table:table-cell office:value-type="string">
            <text:p>Ali's circus</text:p>
          </table:table-cell>
          <table:table-cell office:value-type="float" office:value="10">
            <text:p>10</text:p>
          </table:table-cell>
          <table:table-cell office:value-type="string">
            <text:p>ant</text:p>
          </table:table-cell>
          <table:table-cell table:style-name="ce2" office:value-type="string">
            <text:p>axe</text:p>
          </table:table-cell>
          <table:table-cell office:value-type="string">
            <text:p>apple</text:p>
          </table:table-cell>
          <table:table-cell office:value-type="string">
            <text:p>arrow</text:p>
          </table:table-cell>
          <table:table-cell table:style-name="ce2" office:value-type="string">
            <text:p>aligator/astronaught/aquarium</text:p>
          </table:table-cell>
          <table:table-cell office:value-type="string">
            <text:p>ali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sammi</text:p>
          </table:table-cell>
          <table:table-cell office:value-type="string">
            <text:p>Sammi's stage</text:p>
          </table:table-cell>
          <table:table-cell office:value-type="float" office:value="20">
            <text:p>20</text:p>
          </table:table-cell>
          <table:table-cell office:value-type="string">
            <text:p>sun</text:p>
          </table:table-cell>
          <table:table-cell office:value-type="string">
            <text:p>star</text:p>
          </table:table-cell>
          <table:table-cell office:value-type="string">
            <text:p>swing</text:p>
          </table:table-cell>
          <table:table-cell office:value-type="string">
            <text:p>sack</text:p>
          </table:table-cell>
          <table:table-cell office:value-type="string">
            <text:p>sammi</text:p>
          </table:table-cell>
          <table:table-cell office:value-type="string">
            <text:p>sock</text:p>
          </table:table-cell>
          <table:table-cell office:value-type="string">
            <text:p>soap</text:p>
          </table:table-cell>
          <table:table-cell office:value-type="string">
            <text:p>spider</text:p>
          </table:table-cell>
          <table:table-cell table:number-columns-repeated="245"/>
        </table:table-row>
        <table:table-row table:style-name="ro1">
          <table:table-cell office:value-type="string">
            <text:p>terry</text:p>
          </table:table-cell>
          <table:table-cell office:value-type="string">
            <text:p>Terry's cellar</text:p>
          </table:table-cell>
          <table:table-cell office:value-type="float" office:value="30">
            <text:p>30</text:p>
          </table:table-cell>
          <table:table-cell office:value-type="string">
            <text:p>tap</text:p>
          </table:table-cell>
          <table:table-cell office:value-type="string">
            <text:p>television</text:p>
          </table:table-cell>
          <table:table-cell office:value-type="string">
            <text:p>terry</text:p>
          </table:table-cell>
          <table:table-cell office:value-type="string">
            <text:p>tent</text:p>
          </table:table-cell>
          <table:table-cell table:style-name="ce2" office:value-type="string">
            <text:p>tree</text:p>
          </table:table-cell>
          <table:table-cell office:value-type="string">
            <text:p>trousers</text:p>
          </table:table-cell>
          <table:table-cell office:value-type="string">
            <text:p>torch</text:p>
          </table:table-cell>
          <table:table-cell office:value-type="string">
            <text:p>tray</text:p>
          </table:table-cell>
          <table:table-cell table:number-columns-repeated="245"/>
        </table:table-row>
        <table:table-row table:style-name="ro1">
          <table:table-cell office:value-type="string">
            <text:p>paddy</text:p>
          </table:table-cell>
          <table:table-cell office:value-type="string">
            <text:p>Paddy's post office</text:p>
          </table:table-cell>
          <table:table-cell office:value-type="float" office:value="40">
            <text:p>40</text:p>
          </table:table-cell>
          <table:table-cell office:value-type="string">
            <text:p>pin</text:p>
          </table:table-cell>
          <table:table-cell office:value-type="string">
            <text:p>pop</text:p>
          </table:table-cell>
          <table:table-cell office:value-type="string">
            <text:p>pot</text:p>
          </table:table-cell>
          <table:table-cell office:value-type="string">
            <text:p>pan</text:p>
          </table:table-cell>
          <table:table-cell office:value-type="string">
            <text:p>pig</text:p>
          </table:table-cell>
          <table:table-cell office:value-type="string">
            <text:p>paw</text:p>
          </table:table-cell>
          <table:table-cell office:value-type="string">
            <text:p>pen</text:p>
          </table:table-cell>
          <table:table-cell office:value-type="string">
            <text:p>pip</text:p>
          </table:table-cell>
          <table:table-cell table:number-columns-repeated="245"/>
        </table:table-row>
        <table:table-row table:style-name="ro1">
          <table:table-cell office:value-type="string">
            <text:p>izzi</text:p>
          </table:table-cell>
          <table:table-cell office:value-type="string">
            <text:p>Izzi's cave</text:p>
          </table:table-cell>
          <table:table-cell office:value-type="float" office:value="50">
            <text:p>50</text:p>
          </table:table-cell>
          <table:table-cell office:value-type="string">
            <text:p>igloo</text:p>
          </table:table-cell>
          <table:table-cell office:value-type="string">
            <text:p>ink</text:p>
          </table:table-cell>
          <table:table-cell office:value-type="string">
            <text:p>Izzi the insect</text:p>
          </table:table-cell>
          <table:table-cell table:style-name="ce4" office:value-type="string">
            <text:p>inspecting - magnifying glass </text:p>
          </table:table-cell>
          <table:table-cell table:style-name="ce4" office:value-type="string">
            <text:p>in/icky slime</text:p>
          </table:table-cell>
          <table:table-cell table:style-name="ce2" office:value-type="string">
            <text:p>injection</text:p>
          </table:table-cell>
          <table:table-cell office:value-type="string">
            <text:p>ill</text:p>
          </table:table-cell>
          <table:table-cell table:style-name="ce5" office:value-type="string">
            <text:p>ice (cube)</text:p>
          </table:table-cell>
          <table:table-cell table:number-columns-repeated="245"/>
        </table:table-row>
        <table:table-row table:style-name="ro1">
          <table:table-cell office:value-type="string">
            <text:p>nora</text:p>
          </table:table-cell>
          <table:table-cell office:value-type="string">
            <text:p>Nora's house</text:p>
          </table:table-cell>
          <table:table-cell office:value-type="float" office:value="60">
            <text:p>60</text:p>
          </table:table-cell>
          <table:table-cell office:value-type="string">
            <text:p>nose</text:p>
          </table:table-cell>
          <table:table-cell office:value-type="string">
            <text:p>nut</text:p>
          </table:table-cell>
          <table:table-cell office:value-type="string">
            <text:p>nora the nanna</text:p>
          </table:table-cell>
          <table:table-cell office:value-type="string">
            <text:p>net</text:p>
          </table:table-cell>
          <table:table-cell office:value-type="string">
            <text:p>nest</text:p>
          </table:table-cell>
          <table:table-cell table:style-name="ce2" office:value-type="string">
            <text:p>necklace</text:p>
          </table:table-cell>
          <table:table-cell table:style-name="ce2" office:value-type="string">
            <text:p>nurse/noodles/9</text:p>
          </table:table-cell>
          <table:table-cell table:style-name="ce2" office:value-type="string">
            <text:p>nail</text:p>
          </table:table-cell>
          <table:table-cell table:number-columns-repeated="245"/>
        </table:table-row>
        <table:table-row table:style-name="ro1">
          <table:table-cell office:value-type="string">
            <text:p>mo</text:p>
          </table:table-cell>
          <table:table-cell office:value-type="string">
            <text:p>Mo's mountain</text:p>
          </table:table-cell>
          <table:table-cell office:value-type="float" office:value="70">
            <text:p>70</text:p>
          </table:table-cell>
          <table:table-cell office:value-type="string">
            <text:p>milk</text:p>
          </table:table-cell>
          <table:table-cell office:value-type="string">
            <text:p>monkey</text:p>
          </table:table-cell>
          <table:table-cell office:value-type="string">
            <text:p>mouse</text:p>
          </table:table-cell>
          <table:table-cell office:value-type="string">
            <text:p>money</text:p>
          </table:table-cell>
          <table:table-cell table:number-columns-repeated="2" office:value-type="string">
            <text:p>map</text:p>
          </table:table-cell>
          <table:table-cell office:value-type="string">
            <text:p>mo the mountain climber</text:p>
          </table:table-cell>
          <table:table-cell office:value-type="string">
            <text:p>mug</text:p>
          </table:table-cell>
          <table:table-cell table:number-columns-repeated="245"/>
        </table:table-row>
        <table:table-row table:style-name="ro1">
          <table:table-cell office:value-type="string">
            <text:p>diego</text:p>
          </table:table-cell>
          <table:table-cell office:value-type="string">
            <text:p>Diego dance studio</text:p>
          </table:table-cell>
          <table:table-cell office:value-type="float" office:value="80">
            <text:p>80</text:p>
          </table:table-cell>
          <table:table-cell office:value-type="string">
            <text:p>drum</text:p>
          </table:table-cell>
          <table:table-cell office:value-type="string">
            <text:p>duck </text:p>
          </table:table-cell>
          <table:table-cell office:value-type="string">
            <text:p>Diego the dancer</text:p>
          </table:table-cell>
          <table:table-cell office:value-type="string">
            <text:p>door</text:p>
          </table:table-cell>
          <table:table-cell office:value-type="string">
            <text:p>dog</text:p>
          </table:table-cell>
          <table:table-cell office:value-type="string">
            <text:p>dragon</text:p>
          </table:table-cell>
          <table:table-cell table:style-name="ce2" office:value-type="string">
            <text:p>doll</text:p>
          </table:table-cell>
          <table:table-cell table:style-name="ce2" office:value-type="string">
            <text:p>donkey</text:p>
          </table:table-cell>
          <table:table-cell table:number-columns-repeated="245"/>
        </table:table-row>
        <table:table-row table:style-name="ro1">
          <table:table-cell office:value-type="string">
            <text:p>gav</text:p>
          </table:table-cell>
          <table:table-cell office:value-type="string">
            <text:p>Gav's goal post</text:p>
          </table:table-cell>
          <table:table-cell office:value-type="float" office:value="90">
            <text:p>90</text:p>
          </table:table-cell>
          <table:table-cell office:value-type="string">
            <text:p>golf</text:p>
          </table:table-cell>
          <table:table-cell office:value-type="string">
            <text:p>guitar</text:p>
          </table:table-cell>
          <table:table-cell office:value-type="string">
            <text:p>gav the goalkeeper</text:p>
          </table:table-cell>
          <table:table-cell office:value-type="string">
            <text:p>grass</text:p>
          </table:table-cell>
          <table:table-cell office:value-type="string">
            <text:p>glasses</text:p>
          </table:table-cell>
          <table:table-cell office:value-type="string">
            <text:p>green</text:p>
          </table:table-cell>
          <table:table-cell office:value-type="string">
            <text:p>gate</text:p>
          </table:table-cell>
          <table:table-cell table:style-name="ce2"/>
          <table:table-cell table:number-columns-repeated="245"/>
        </table:table-row>
        <table:table-row table:style-name="ro1">
          <table:table-cell office:value-type="string">
            <text:p>olive</text:p>
          </table:table-cell>
          <table:table-cell office:value-type="string">
            <text:p>Olive's desert</text:p>
          </table:table-cell>
          <table:table-cell office:value-type="float" office:value="100">
            <text:p>100</text:p>
          </table:table-cell>
          <table:table-cell office:value-type="string">
            <text:p>octopus</text:p>
          </table:table-cell>
          <table:table-cell office:value-type="string">
            <text:p>orange </text:p>
          </table:table-cell>
          <table:table-cell office:value-type="string">
            <text:p>olive the ostrich</text:p>
          </table:table-cell>
          <table:table-cell office:value-type="string">
            <text:p>olive</text:p>
          </table:table-cell>
          <table:table-cell table:style-name="ce5" office:value-type="string">
            <text:p>onion</text:p>
          </table:table-cell>
          <table:table-cell table:style-name="ce4" office:value-type="string">
            <text:p>desert bushes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carla</text:p>
          </table:table-cell>
          <table:table-cell office:value-type="string">
            <text:p>Carla's underwater cave</text:p>
          </table:table-cell>
          <table:table-cell office:value-type="float" office:value="110">
            <text:p>110</text:p>
          </table:table-cell>
          <table:table-cell office:value-type="string">
            <text:p>cap</text:p>
          </table:table-cell>
          <table:table-cell office:value-type="string">
            <text:p>crayon</text:p>
          </table:table-cell>
          <table:table-cell office:value-type="string">
            <text:p>cake</text:p>
          </table:table-cell>
          <table:table-cell office:value-type="string">
            <text:p>car</text:p>
          </table:table-cell>
          <table:table-cell office:value-type="string">
            <text:p>card</text:p>
          </table:table-cell>
          <table:table-cell office:value-type="string">
            <text:p>castle</text:p>
          </table:table-cell>
          <table:table-cell office:value-type="string">
            <text:p>cat</text:p>
          </table:table-cell>
          <table:table-cell office:value-type="string">
            <text:p>Carla the crab</text:p>
          </table:table-cell>
          <table:table-cell table:number-columns-repeated="245"/>
        </table:table-row>
        <table:table-row table:style-name="ro1">
          <table:table-cell office:value-type="string">
            <text:p>kelly</text:p>
          </table:table-cell>
          <table:table-cell office:value-type="string">
            <text:p>Kelly's desert</text:p>
          </table:table-cell>
          <table:table-cell office:value-type="float" office:value="120">
            <text:p>120</text:p>
          </table:table-cell>
          <table:table-cell office:value-type="string">
            <text:p>kite</text:p>
          </table:table-cell>
          <table:table-cell office:value-type="string">
            <text:p>kitten</text:p>
          </table:table-cell>
          <table:table-cell office:value-type="string">
            <text:p>kelly kangaroo</text:p>
          </table:table-cell>
          <table:table-cell office:value-type="string">
            <text:p>Kiki the kangaroo</text:p>
          </table:table-cell>
          <table:table-cell office:value-type="string">
            <text:p>kiss</text:p>
          </table:table-cell>
          <table:table-cell office:value-type="string">
            <text:p>kid</text:p>
          </table:table-cell>
          <table:table-cell office:value-type="string">
            <text:p>king</text:p>
          </table:table-cell>
          <table:table-cell office:value-type="string">
            <text:p>kick</text:p>
          </table:table-cell>
          <table:table-cell table:number-columns-repeated="245"/>
        </table:table-row>
        <table:table-row table:style-name="ro1">
          <table:table-cell office:value-type="string">
            <text:p>elsa</text:p>
          </table:table-cell>
          <table:table-cell office:value-type="string">
            <text:p>Elsa's cage</text:p>
          </table:table-cell>
          <table:table-cell office:value-type="float" office:value="130">
            <text:p>130</text:p>
          </table:table-cell>
          <table:table-cell office:value-type="string">
            <text:p>Elsa the elephant</text:p>
          </table:table-cell>
          <table:table-cell office:value-type="string">
            <text:p>egg</text:p>
          </table:table-cell>
          <table:table-cell office:value-type="string">
            <text:p>elbow</text:p>
          </table:table-cell>
          <table:table-cell table:style-name="ce2" office:value-type="string">
            <text:p>exit</text:p>
          </table:table-cell>
          <table:table-cell table:style-name="ce2" office:value-type="string">
            <text:p>envelope</text:p>
          </table:table-cell>
          <table:table-cell table:style-name="ce2" office:value-type="string">
            <text:p>eleven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umberto</text:p>
          </table:table-cell>
          <table:table-cell office:value-type="string">
            <text:p>Umberto's shop</text:p>
          </table:table-cell>
          <table:table-cell office:value-type="float" office:value="140">
            <text:p>140</text:p>
          </table:table-cell>
          <table:table-cell office:value-type="string">
            <text:p>umberto the umbrella</text:p>
          </table:table-cell>
          <table:table-cell table:style-name="ce2" office:value-type="string">
            <text:p>unicorn</text:p>
          </table:table-cell>
          <table:table-cell office:value-type="string">
            <text:p>udder</text:p>
          </table:table-cell>
          <table:table-cell table:style-name="ce5" office:value-type="string">
            <text:p>up</text:p>
          </table:table-cell>
          <table:table-cell table:style-name="ce2" office:value-type="string">
            <text:p>umpire</text:p>
          </table:table-cell>
          <table:table-cell table:style-name="ce4" office:value-type="string">
            <text:p>toys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ravi</text:p>
          </table:table-cell>
          <table:table-cell office:value-type="string">
            <text:p>Ravi's street</text:p>
          </table:table-cell>
          <table:table-cell office:value-type="float" office:value="150">
            <text:p>150</text:p>
          </table:table-cell>
          <table:table-cell office:value-type="string">
            <text:p>ring</text:p>
          </table:table-cell>
          <table:table-cell office:value-type="string">
            <text:p>red</text:p>
          </table:table-cell>
          <table:table-cell office:value-type="string">
            <text:p>run</text:p>
          </table:table-cell>
          <table:table-cell office:value-type="string">
            <text:p>rug</text:p>
          </table:table-cell>
          <table:table-cell office:value-type="string">
            <text:p>rat</text:p>
          </table:table-cell>
          <table:table-cell office:value-type="string">
            <text:p>robot</text:p>
          </table:table-cell>
          <table:table-cell office:value-type="string">
            <text:p>rabbit</text:p>
          </table:table-cell>
          <table:table-cell office:value-type="string">
            <text:p>rocket</text:p>
          </table:table-cell>
          <table:table-cell table:number-columns-repeated="245"/>
        </table:table-row>
        <table:table-row table:style-name="ro1">
          <table:table-cell office:value-type="string">
            <text:p>harry</text:p>
          </table:table-cell>
          <table:table-cell office:value-type="string">
            <text:p>Harry's stable</text:p>
          </table:table-cell>
          <table:table-cell office:value-type="float" office:value="160">
            <text:p>160</text:p>
          </table:table-cell>
          <table:table-cell office:value-type="string">
            <text:p>head</text:p>
          </table:table-cell>
          <table:table-cell office:value-type="string">
            <text:p>harry </text:p>
          </table:table-cell>
          <table:table-cell office:value-type="string">
            <text:p>hat</text:p>
          </table:table-cell>
          <table:table-cell office:value-type="string">
            <text:p>hen</text:p>
          </table:table-cell>
          <table:table-cell office:value-type="string">
            <text:p>hand</text:p>
          </table:table-cell>
          <table:table-cell office:value-type="string">
            <text:p>hammer</text:p>
          </table:table-cell>
          <table:table-cell office:value-type="string">
            <text:p>hug</text:p>
          </table:table-cell>
          <table:table-cell office:value-type="string">
            <text:p>hair</text:p>
          </table:table-cell>
          <table:table-cell table:number-columns-repeated="245"/>
        </table:table-row>
        <table:table-row table:style-name="ro1">
          <table:table-cell office:value-type="string">
            <text:p>bob</text:p>
          </table:table-cell>
          <table:table-cell office:value-type="string">
            <text:p>Bob's snow field</text:p>
          </table:table-cell>
          <table:table-cell office:value-type="float" office:value="170">
            <text:p>170</text:p>
          </table:table-cell>
          <table:table-cell office:value-type="string">
            <text:p>bath</text:p>
          </table:table-cell>
          <table:table-cell office:value-type="string">
            <text:p>bee</text:p>
          </table:table-cell>
          <table:table-cell office:value-type="string">
            <text:p>bed </text:p>
          </table:table-cell>
          <table:table-cell office:value-type="string">
            <text:p>Bob the balloon</text:p>
          </table:table-cell>
          <table:table-cell office:value-type="string">
            <text:p>book</text:p>
          </table:table-cell>
          <table:table-cell office:value-type="string">
            <text:p>box</text:p>
          </table:table-cell>
          <table:table-cell office:value-type="string">
            <text:p>bread</text:p>
          </table:table-cell>
          <table:table-cell office:value-type="string">
            <text:p>bus</text:p>
          </table:table-cell>
          <table:table-cell table:number-columns-repeated="245"/>
        </table:table-row>
        <table:table-row table:style-name="ro1">
          <table:table-cell office:value-type="string">
            <text:p>fifi</text:p>
          </table:table-cell>
          <table:table-cell office:value-type="string">
            <text:p>Fifi flower shop</text:p>
          </table:table-cell>
          <table:table-cell office:value-type="float" office:value="180">
            <text:p>180</text:p>
          </table:table-cell>
          <table:table-cell office:value-type="string">
            <text:p>flag</text:p>
          </table:table-cell>
          <table:table-cell office:value-type="string">
            <text:p>frog</text:p>
          </table:table-cell>
          <table:table-cell office:value-type="string">
            <text:p>fan</text:p>
          </table:table-cell>
          <table:table-cell office:value-type="string">
            <text:p>Fifi the florist</text:p>
          </table:table-cell>
          <table:table-cell table:style-name="ce2" office:value-type="string">
            <text:p>flower</text:p>
          </table:table-cell>
          <table:table-cell office:value-type="string">
            <text:p>fish</text:p>
          </table:table-cell>
          <table:table-cell office:value-type="string">
            <text:p>football</text:p>
          </table:table-cell>
          <table:table-cell office:value-type="string">
            <text:p>feet</text:p>
          </table:table-cell>
          <table:table-cell table:number-columns-repeated="245"/>
        </table:table-row>
        <table:table-row table:style-name="ro1">
          <table:table-cell office:value-type="string">
            <text:p>lulu</text:p>
          </table:table-cell>
          <table:table-cell office:value-type="string">
            <text:p>Lulu's library</text:p>
          </table:table-cell>
          <table:table-cell office:value-type="float" office:value="190">
            <text:p>190</text:p>
          </table:table-cell>
          <table:table-cell office:value-type="string">
            <text:p>lolly</text:p>
          </table:table-cell>
          <table:table-cell office:value-type="string">
            <text:p>lion</text:p>
          </table:table-cell>
          <table:table-cell office:value-type="string">
            <text:p>lemon</text:p>
          </table:table-cell>
          <table:table-cell office:value-type="string">
            <text:p>lulu the librarian</text:p>
          </table:table-cell>
          <table:table-cell office:value-type="string">
            <text:p>leg</text:p>
          </table:table-cell>
          <table:table-cell office:value-type="string">
            <text:p>laptop</text:p>
          </table:table-cell>
          <table:table-cell office:value-type="string">
            <text:p>ladybird</text:p>
          </table:table-cell>
          <table:table-cell office:value-type="string">
            <text:p>light</text:p>
          </table:table-cell>
          <table:table-cell table:number-columns-repeated="245"/>
        </table:table-row>
        <table:table-row table:style-name="ro1">
          <table:table-cell office:value-type="string">
            <text:p>jazz</text:p>
          </table:table-cell>
          <table:table-cell office:value-type="string">
            <text:p>Jazz's circus</text:p>
          </table:table-cell>
          <table:table-cell office:value-type="float" office:value="200">
            <text:p>200</text:p>
          </table:table-cell>
          <table:table-cell office:value-type="string">
            <text:p>jam</text:p>
          </table:table-cell>
          <table:table-cell office:value-type="string">
            <text:p>jelly</text:p>
          </table:table-cell>
          <table:table-cell office:value-type="string">
            <text:p>jazz the juggler</text:p>
          </table:table-cell>
          <table:table-cell office:value-type="string">
            <text:p>jar</text:p>
          </table:table-cell>
          <table:table-cell office:value-type="string">
            <text:p>jigsaw</text:p>
          </table:table-cell>
          <table:table-cell office:value-type="string">
            <text:p>jester</text:p>
          </table:table-cell>
          <table:table-cell office:value-type="string">
            <text:p>jacket</text:p>
          </table:table-cell>
          <table:table-cell office:value-type="string">
            <text:p>jump</text:p>
          </table:table-cell>
          <table:table-cell table:number-columns-repeated="245"/>
        </table:table-row>
        <table:table-row table:style-name="ro1">
          <table:table-cell office:value-type="string">
            <text:p>vinnie</text:p>
          </table:table-cell>
          <table:table-cell office:value-type="string">
            <text:p>Vinnie's veterinary clinic</text:p>
          </table:table-cell>
          <table:table-cell office:value-type="float" office:value="210">
            <text:p>210</text:p>
          </table:table-cell>
          <table:table-cell office:value-type="string">
            <text:p>van </text:p>
          </table:table-cell>
          <table:table-cell office:value-type="string">
            <text:p>volcano</text:p>
          </table:table-cell>
          <table:table-cell office:value-type="string">
            <text:p>vinnie the vet</text:p>
          </table:table-cell>
          <table:table-cell office:value-type="string">
            <text:p>violin</text:p>
          </table:table-cell>
          <table:table-cell table:style-name="ce2" office:value-type="string">
            <text:p>vase</text:p>
          </table:table-cell>
          <table:table-cell table:style-name="ce2" office:value-type="string">
            <text:p>vegetables/vacuum cleaner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winnie</text:p>
          </table:table-cell>
          <table:table-cell office:value-type="string">
            <text:p>Winnie's wishing well</text:p>
          </table:table-cell>
          <table:table-cell office:value-type="float" office:value="220">
            <text:p>220</text:p>
          </table:table-cell>
          <table:table-cell office:value-type="string">
            <text:p>web</text:p>
          </table:table-cell>
          <table:table-cell office:value-type="string">
            <text:p>wing</text:p>
          </table:table-cell>
          <table:table-cell office:value-type="string">
            <text:p>wizard</text:p>
          </table:table-cell>
          <table:table-cell office:value-type="string">
            <text:p>world </text:p>
          </table:table-cell>
          <table:table-cell office:value-type="string">
            <text:p>winnie the wishing well</text:p>
          </table:table-cell>
          <table:table-cell office:value-type="string">
            <text:p>water</text:p>
          </table:table-cell>
          <table:table-cell office:value-type="string">
            <text:p>wasp</text:p>
          </table:table-cell>
          <table:table-cell office:value-type="string">
            <text:p>wand</text:p>
          </table:table-cell>
          <table:table-cell table:number-columns-repeated="245"/>
        </table:table-row>
        <table:table-row table:style-name="ro1">
          <table:table-cell office:value-type="string">
            <text:p>roxy</text:p>
          </table:table-cell>
          <table:table-cell office:value-type="string">
            <text:p>Roxy's gym</text:p>
          </table:table-cell>
          <table:table-cell office:value-type="float" office:value="230">
            <text:p>230</text:p>
          </table:table-cell>
          <table:table-cell office:value-type="string">
            <text:p>fox</text:p>
          </table:table-cell>
          <table:table-cell office:value-type="string">
            <text:p>box</text:p>
          </table:table-cell>
          <table:table-cell office:value-type="string">
            <text:p>x-ray</text:p>
          </table:table-cell>
          <table:table-cell office:value-type="string">
            <text:p>xylophone</text:p>
          </table:table-cell>
          <table:table-cell table:style-name="ce2" office:value-type="string">
            <text:p>six</text:p>
          </table:table-cell>
          <table:table-cell table:style-name="ce3" office:value-type="string">
            <text:p>T-rex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yaz</text:p>
          </table:table-cell>
          <table:table-cell office:value-type="string">
            <text:p>Yaz's classroom</text:p>
          </table:table-cell>
          <table:table-cell office:value-type="float" office:value="240">
            <text:p>240</text:p>
          </table:table-cell>
          <table:table-cell office:value-type="string">
            <text:p>yaz yoyo</text:p>
          </table:table-cell>
          <table:table-cell office:value-type="string">
            <text:p>yellow</text:p>
          </table:table-cell>
          <table:table-cell office:value-type="string">
            <text:p>yawn</text:p>
          </table:table-cell>
          <table:table-cell table:style-name="ce2" office:value-type="string">
            <text:p>yolk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style-name="ce2" office:value-type="string">
            <text:p>teacher</text:p>
          </table:table-cell>
          <table:table-cell table:style-name="ce2" office:value-type="string">
            <text:p>yoga?</text:p>
          </table:table-cell>
          <table:table-cell table:number-columns-repeated="245"/>
        </table:table-row>
        <table:table-row table:style-name="ro1">
          <table:table-cell office:value-type="string">
            <text:p>zippy</text:p>
          </table:table-cell>
          <table:table-cell office:value-type="string">
            <text:p>Zippy's zip</text:p>
          </table:table-cell>
          <table:table-cell office:value-type="float" office:value="250">
            <text:p>250</text:p>
          </table:table-cell>
          <table:table-cell office:value-type="string">
            <text:p>zipper</text:p>
          </table:table-cell>
          <table:table-cell office:value-type="string">
            <text:p>Zippy the zip</text:p>
          </table:table-cell>
          <table:table-cell office:value-type="string">
            <text:p>zebra</text:p>
          </table:table-cell>
          <table:table-cell office:value-type="string">
            <text:p>zoo</text:p>
          </table:table-cell>
          <table:table-cell office:value-type="string">
            <text:p>zero</text:p>
          </table:table-cell>
          <table:table-cell office:value-type="string">
            <text:p>zigzag</text:p>
          </table:table-cell>
          <table:table-cell office:value-type="string">
            <text:p>zoo keeper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queen</text:p>
          </table:table-cell>
          <table:table-cell office:value-type="string">
            <text:p>Queen's castle</text:p>
          </table:table-cell>
          <table:table-cell office:value-type="float" office:value="260">
            <text:p>260</text:p>
          </table:table-cell>
          <table:table-cell office:value-type="string">
            <text:p>quack</text:p>
          </table:table-cell>
          <table:table-cell table:style-name="ce3" office:value-type="string">
            <text:p>quarters/a quarter</text:p>
          </table:table-cell>
          <table:table-cell office:value-type="string">
            <text:p>question</text:p>
          </table:table-cell>
          <table:table-cell office:value-type="string">
            <text:p>quiet queen</text:p>
          </table:table-cell>
          <table:table-cell table:style-name="ce5" office:value-type="string">
            <text:p>sequin</text:p>
          </table:table-cell>
          <table:table-cell table:style-name="ce5" office:value-type="string">
            <text:p>quilt</text:p>
          </table:table-cell>
          <table:table-cell table:style-name="ce2" office:value-type="string">
            <text:p>pip</text:p>
          </table:table-cell>
          <table:table-cell table:style-name="ce2" office:value-type="string">
            <text:p>pop</text:p>
          </table:table-cell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29/08/2014</text:date>, <text:time>13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13:50:57</dc:date>
    <dc:creator>Tom Mulvaney</dc:creator>
    <meta:editing-duration>PT23S</meta:editing-duration>
    <meta:editing-cycles>1</meta:editing-cycles>
    <meta:document-statistic meta:table-count="1" meta:cell-count="285" meta:object-count="0"/>
    <meta:generator>OpenOffice/4.0.1$Unix OpenOffice.org_project/401m5$Build-9714</meta:generator>
  </office:meta>
</office:document-meta>
</file>